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text-indent="0cm" style:auto-text-indent="false"/>
    </style:style>
    <style:style style:name="P37" style:family="paragraph" style:parent-style-name="Text_20_body" style:list-style-name="L16">
      <style:paragraph-properties fo:margin-left="0cm" fo:margin-right="0cm" fo:text-indent="0cm" style:auto-text-indent="fals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7">
      <style:paragraph-properties fo:margin-left="0cm" fo:margin-right="0cm" fo:text-indent="0cm" style:auto-text-indent="fals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8">
      <style:paragraph-properties fo:margin-left="0cm" fo:margin-right="0cm" fo:text-indent="0cm" style:auto-text-indent="fals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9">
      <style:paragraph-properties fo:margin-left="0cm" fo:margin-right="0cm" fo:text-indent="0cm" style:auto-text-indent="false"/>
    </style:style>
    <style:style style:name="P45" style:family="paragraph" style:parent-style-name="Text_20_body" style:list-style-name="L20">
      <style:paragraph-properties fo:margin-left="0cm" fo:margin-right="0cm" fo:text-indent="0cm" style:auto-text-indent="false"/>
    </style:style>
    <style:style style:name="P46" style:family="paragraph" style:parent-style-name="Text_20_body" style:list-style-name="L21">
      <style:paragraph-properties fo:margin-left="0cm" fo:margin-right="0cm" fo:text-indent="0cm" style:auto-text-indent="false"/>
    </style:style>
    <style:style style:name="P47" style:family="paragraph" style:parent-style-name="Text_20_body" style:list-style-name="L22">
      <style:paragraph-properties fo:margin-left="0cm" fo:margin-right="0cm" fo:text-indent="0cm" style:auto-text-indent="false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3">
      <style:paragraph-properties fo:margin-left="0cm" fo:margin-right="0cm" fo:text-indent="0cm" style:auto-text-indent="fals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4">
      <style:paragraph-properties fo:margin-left="0cm" fo:margin-right="0cm" fo:text-indent="0cm" style:auto-text-indent="false"/>
    </style:style>
    <style:style style:name="P53" style:family="paragraph" style:parent-style-name="Text_20_body" style:list-style-name="L25">
      <style:paragraph-properties fo:margin-left="0cm" fo:margin-right="0cm" fo:text-indent="0cm" style:auto-text-indent="false"/>
    </style:style>
    <style:style style:name="P54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6">
      <style:paragraph-properties fo:margin-left="0cm" fo:margin-right="0cm" fo:text-indent="0cm" style:auto-text-indent="false"/>
    </style:style>
    <style:style style:name="P57" style:family="paragraph" style:parent-style-name="Text_20_body" style:list-style-name="L27">
      <style:paragraph-properties fo:margin-left="0cm" fo:margin-right="0cm" fo:text-indent="0cm" style:auto-text-indent="false"/>
    </style:style>
    <style:style style:name="P58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0" style:family="paragraph" style:parent-style-name="Text_20_body" style:list-style-name="L28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response-content-container">
        <text:h text:style-name="Heading_20_2" text:outline-level="2"><text:span text:style-name="Strong_20_Emphasis">📁 5.3 - Gestionar Permisos y Propiedad de Archivos</text:span></text:h>
        <text:h text:style-name="P5" text:outline-level="3">Descripción General</text:h>
        <text:p text:style-name="P16">Los permisos de archivos son fundamentales para garantizar la seguridad del sistema. Linux usa un modelo de tres tipos de permisos (lectura, escritura, ejecución) aplicados a tres categorías (propietario, grupo, otros).</text:p>
        <text:h text:style-name="P5" text:outline-level="3">Conceptos Clave</text:h>
        <text:list text:style-name="L27">
          <text:list-item>
            <text:p text:style-name="P57"><text:span text:style-name="Strong_20_Emphasis">Permisos básicos </text:span>:</text:p>
            <text:list>
              <text:list-item>
                <text:p text:style-name="P58"><text:span text:style-name="Source_20_Text">r</text:span> (lectura), <text:span text:style-name="Source_20_Text">w</text:span> (escritura), <text:span text:style-name="Source_20_Text">x</text:span> (ejecución)</text:p>
              </text:list-item>
              <text:list-item>
                <text:p text:style-name="P58">Representados numéricamente: 4 (r), 2 (w), 1 (x)</text:p>
              </text:list-item>
            </text:list>
          </text:list-item>
          <text:list-item>
            <text:p text:style-name="P57"><text:span text:style-name="Strong_20_Emphasis">Propiedad </text:span>:</text:p>
            <text:list>
              <text:list-item>
                <text:p text:style-name="P58"><text:span text:style-name="Source_20_Text">chown</text:span>: Cambia el propietario o grupo de un archivo.</text:p>
              </text:list-item>
              <text:list-item>
                <text:p text:style-name="P58"><text:span text:style-name="Source_20_Text">chgrp</text:span>: Cambia solo el grupo (obsoleto, mejor usar chown).</text:p>
              </text:list-item>
            </text:list>
          </text:list-item>
          <text:list-item>
            <text:p text:style-name="P57"><text:span text:style-name="Strong_20_Emphasis">Máscara umask </text:span>:</text:p>
            <text:list>
              <text:list-item>
                <text:p text:style-name="P57">Determina los permisos por defecto al crear nuevos archivos/directorios.</text:p>
              </text:list-item>
            </text:list>
          </text:list-item>
        </text:list>
        <text:h text:style-name="P5" text:outline-level="3">Comandos Relevantes</text:h>
        <text:p text:style-name="P17"/>
        <text:section text:style-name="Sect1" text:name="code-textarea-dff173f1-cb50-4a51-8143-e23a6935e092-42">
          <text:p text:style-name="P17">ls -l archivo.txt # Ver permisos</text:p>
          <text:p text:style-name="P17">chmod u+rwx archivo.txt # Dar todos los permisos al dueño</text:p>
          <text:p text:style-name="P17">chmod 755 carpeta/ # Permiso rwx para dueño, rx para grupo y otros</text:p>
          <text:p text:style-name="P17">chown usuario:grupo archivo.txt</text:p>
          <text:p text:style-name="P17">umask # Ver valor actual</text:p>
        </text:section>
        <text:section text:style-name="Sect1" text:name="plt-canvas-dff173f1-cb50-4a51-8143-e23a6935e092-42">
          <text:p text:style-name="P17"/>
        </text:section>
        <text:h text:style-name="P5" text:outline-level="3">Recursos Adicionales</text:h>
        <text:list text:style-name="L28">
          <text:list-item>
            <text:p text:style-name="P59"><text:a xlink:type="simple" xlink:href="https://www.linux.com/training-tutorials/understanding-linux-file-permissions/?spm=a2ty_o01.29997173.0.0.2665c921qF8QZ5" office:target-frame-name="_blank" xlink:show="new" text:style-name="Internet_20_link" text:visited-style-name="Visited_20_Internet_20_Link">Understanding Linux File Permissions</text:a></text:p>
          </text:list-item>
          <text:list-item>
            <text:p text:style-name="P59"><text:a xlink:type="simple" xlink:href="https://chmod-calculator.com/" office:target-frame-name="_blank" xlink:show="new" text:style-name="Internet_20_link" text:visited-style-name="Visited_20_Internet_20_Link">Chmod Calculator Online</text:a></text:p>
          </text:list-item>
          <text:list-item>
            <text:p text:style-name="P60"><text:a xlink:type="simple" xlink:href="https://wiki.archlinux.org/title/File_permissions_and_attributes" office:target-frame-name="_blank" xlink:show="new" text:style-name="Internet_20_link" text:visited-style-name="Visited_20_Internet_20_Link">ArchWiki - File permissions and attributes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46:23.433986857</dc:date>
    <meta:editing-duration>PT2H2M56S</meta:editing-duration>
    <meta:editing-cycles>19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25" meta:word-count="172" meta:character-count="1057" meta:non-whitespace-character-count="920"/>
  </office:meta>
</office:document-meta>
</file>